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274cm" fo:margin-left="0cm" fo:margin-right="0.046cm" table:align="margins"/>
    </style:style>
    <style:style style:name="Table1.A" style:family="table-column">
      <style:table-column-properties style:column-width="4.449cm" style:rel-column-width="14379*"/>
    </style:style>
    <style:style style:name="Table1.B" style:family="table-column">
      <style:table-column-properties style:column-width="5.854cm" style:rel-column-width="18923*"/>
    </style:style>
    <style:style style:name="Table1.C" style:family="table-column">
      <style:table-column-properties style:column-width="4.514cm" style:rel-column-width="14590*"/>
    </style:style>
    <style:style style:name="Table1.D" style:family="table-column">
      <style:table-column-properties style:column-width="5.457cm" style:rel-column-width="17643*"/>
    </style:style>
    <style:style style:name="Table1.1" style:family="table-row">
      <style:table-row-properties style:min-row-height="0.64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612cm"/>
    </style:style>
    <style:style style:name="Table1.C2" style:family="table-cell">
      <style:table-cell-properties style:vertical-align="" fo:padding="0.097cm" fo:border="none"/>
    </style:style>
    <style:style style:name="Table1.3" style:family="table-row">
      <style:table-row-properties style:min-row-height="0.663cm"/>
    </style:style>
    <style:style style:name="Table2" style:family="table">
      <style:table-properties style:width="20.267cm" fo:margin-left="0cm" fo:margin-right="0.053cm" table:align="margins"/>
    </style:style>
    <style:style style:name="Table2.A" style:family="table-column">
      <style:table-column-properties style:column-width="9.994cm" style:rel-column-width="32316*"/>
    </style:style>
    <style:style style:name="Table2.B" style:family="table-column">
      <style:table-column-properties style:column-width="10.273cm" style:rel-column-width="3321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embers" style:family="table">
      <style:table-properties style:width="20.26cm" fo:break-before="auto" fo:break-after="auto" table:align="left" fo:keep-with-next="auto" style:may-break-between-rows="true"/>
    </style:style>
    <style:style style:name="Members.A" style:family="table-column">
      <style:table-column-properties style:column-width="2.402cm"/>
    </style:style>
    <style:style style:name="Members.B" style:family="table-column">
      <style:table-column-properties style:column-width="2.522cm"/>
    </style:style>
    <style:style style:name="Members.C" style:family="table-column">
      <style:table-column-properties style:column-width="1.831cm"/>
    </style:style>
    <style:style style:name="Members.D" style:family="table-column">
      <style:table-column-properties style:column-width="4.316cm"/>
    </style:style>
    <style:style style:name="Members.E" style:family="table-column">
      <style:table-column-properties style:column-width="0.753cm"/>
    </style:style>
    <style:style style:name="Members.F" style:family="table-column">
      <style:table-column-properties style:column-width="1.441cm"/>
    </style:style>
    <style:style style:name="Members.G" style:family="table-column">
      <style:table-column-properties style:column-width="1.713cm"/>
    </style:style>
    <style:style style:name="Members.H" style:family="table-column">
      <style:table-column-properties style:column-width="0.469cm"/>
    </style:style>
    <style:style style:name="Members.I" style:family="table-column">
      <style:table-column-properties style:column-width="1.485cm"/>
    </style:style>
    <style:style style:name="Members.J" style:family="table-column">
      <style:table-column-properties style:column-width="1.08cm"/>
    </style:style>
    <style:style style:name="Members.K" style:family="table-column">
      <style:table-column-properties style:column-width="2.247cm"/>
    </style:style>
    <style:style style:name="Members.1" style:family="table-row">
      <style:table-row-properties style:keep-together="true" fo:keep-together="auto"/>
    </style:style>
    <style:style style:name="Members.A1" style:family="table-cell">
      <style:table-cell-properties style:vertical-align="middle" fo:background-color="#e6e6e6" fo:padding="0.097cm" fo:border="none">
        <style:background-image/>
      </style:table-cell-properties>
    </style:style>
    <style:style style:name="Members.A2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Calibri" fo:font-size="10pt" style:font-size-asian="10pt" style:font-size-complex="10pt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10" style:family="paragraph" style:parent-style-name="Table_20_Contents"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fo:color="#000000"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Arial Black" fo:font-size="14pt" style:font-size-asian="14pt" style:font-size-complex="14pt"/>
    </style:style>
    <style:style style:name="P13" style:family="paragraph" style:parent-style-name="Table_20_Contents">
      <style:text-properties fo:color="#ff420e" style:font-name="Calibri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.205cm" fo:margin-bottom="0.205cm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205cm" fo:margin-bottom="0.205cm"/>
      <style:text-properties fo:color="#000000" style:font-name="Calibri"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/>
      <style:text-properties fo:color="#000000" style:font-name="Calibri" fo:font-size="11pt" fo:language="en" fo:country="US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cm" fo:margin-bottom="0cm"/>
      <style:text-properties fo:color="#ff0000" style:font-name="Calibri" fo:font-size="15pt" fo:language="en" fo:country="US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20" style:family="paragraph" style:parent-style-name="Standard">
      <style:paragraph-properties fo:break-before="auto" fo:break-after="auto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rows-spanned="5" office:value-type="string">
              <text:p text:style-name="P12">[onshow.T_SalesOrder]</text:p>
              <text:p text:style-name="P12"/>
              <text:p text:style-name="P5">[onshow.companyName]</text:p>
              <text:p text:style-name="P6">[onshow.Address]</text:p>
              <text:p text:style-name="P6">Tel: [onshow.TelNo]</text:p>
            </table:table-cell>
            <table:table-cell table:style-name="Table1.A1" table:number-rows-spanned="5" office:value-type="string">
              <text:p text:style-name="P12"/>
            </table:table-cell>
            <table:table-cell table:style-name="Table1.A1" office:value-type="string">
              <text:p text:style-name="P16">[m.C_ARInvoiceNo]</text:p>
            </table:table-cell>
            <table:table-cell table:style-name="Table1.A1" office:value-type="string">
              <text:p text:style-name="P18">[m.M_ARInvoiceNo]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16">[m.C_Date]</text:p>
          </table:table-cell>
          <table:table-cell table:style-name="Table1.A1" office:value-type="string">
            <text:p text:style-name="P17">[m.M_ARDate]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1">[m.C_AccountNo]</text:p>
          </table:table-cell>
          <table:table-cell table:style-name="Table1.A1" office:value-type="string">
            <text:p text:style-name="P10">[m.M_Customer_No]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">[m.C_SalesPerson]</text:p>
          </table:table-cell>
          <table:table-cell table:style-name="Table1.A1" office:value-type="string">
            <text:p text:style-name="P10">[m.M_SalesPerson]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">[m.C_ExchangeRate]</text:p>
            <text:p text:style-name="P14">[m.C_PaymentTerms]</text:p>
          </table:table-cell>
          <table:table-cell table:style-name="Table1.A1" office:value-type="string">
            <text:p text:style-name="P10">[m.M_ExRate]</text:p>
            <text:p text:style-name="P15">[m.M_PaymentTerms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">[m.C_BillTo] : <text:span text:style-name="T1">[m.M_Contact_Name]</text:span></text:p>
            </table:table-cell>
            <table:table-cell table:style-name="Table2.B1" office:value-type="string">
              <text:p text:style-name="P3">[m.C_ShipTo] : <text:span text:style-name="T1">[m.M_Contact_Name2]</text:span> </text:p>
            </table:table-cell>
          </table:table-row>
        </table:table-header-rows>
        <table:table-row>
          <table:table-cell table:style-name="Table2.A2" office:value-type="string">
            <text:p text:style-name="P7">[m.M_Company]</text:p>
            <text:p text:style-name="P7">[m.M_Business_Address], [m.M_Postal_Code]</text:p>
            <text:p text:style-name="P7">[m.M_Country]</text:p>
            <text:p text:style-name="P7">[m.C_TelNo] : [m.M_Business_Phone] / <text:s/>[m.C_Fax] : <text:s/>[m.M_Business_Fax]</text:p>
          </table:table-cell>
          <table:table-cell table:style-name="Table2.B2" office:value-type="string">
            <text:p text:style-name="P7">[m.M_Delivery_Address], [m.M_Postal_Code2]</text:p>
            <text:p text:style-name="P7">[m.M_Country2]</text:p>
            <text:p text:style-name="P7">[m.C_TelNo2] : [m.M_Shipping_Phone] / [m.C_Fax2] : [m.M_Shipping_Fax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header-rows>
          <table:table-row table:style-name="Members.1">
            <table:table-cell table:style-name="Members.A1" office:value-type="string">
              <text:p text:style-name="P1">[a.caption1;block=tbs:row]</text:p>
            </table:table-cell>
            <table:table-cell table:style-name="Members.A1" table:number-columns-spanned="4" office:value-type="string">
              <text:p text:style-name="P1">[a.caption2]</text:p>
            </table:table-cell>
            <table:covered-table-cell/>
            <table:covered-table-cell/>
            <table:covered-table-cell/>
            <table:table-cell table:style-name="Members.A1" office:value-type="string">
              <text:p text:style-name="P2">[a.caption4]</text:p>
            </table:table-cell>
            <table:table-cell table:style-name="Members.A1" office:value-type="string">
              <text:p text:style-name="P2">[a.caption3]</text:p>
            </table:table-cell>
            <table:table-cell table:style-name="Members.A1" table:number-columns-spanned="2" office:value-type="string">
              <text:p text:style-name="P2">[a.caption5]</text:p>
            </table:table-cell>
            <table:covered-table-cell/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</table:table-row>
        </table:table-header-rows>
        <table:table-row table:style-name="Members.1">
          <table:table-cell table:style-name="Members.A2" office:value-type="string">
            <text:p text:style-name="P8">[b.ItemCode;block=tbs:row]</text:p>
          </table:table-cell>
          <table:table-cell table:style-name="Members.A2" table:number-columns-spanned="4" office:value-type="string">
            <text:p text:style-name="P8">[b.Description]</text:p>
          </table:table-cell>
          <table:covered-table-cell/>
          <table:covered-table-cell/>
          <table:covered-table-cell/>
          <table:table-cell table:style-name="Members.A2" office:value-type="string">
            <text:p text:style-name="P9">[b.Qty]</text:p>
          </table:table-cell>
          <table:table-cell table:style-name="Members.A2" office:value-type="string">
            <text:p text:style-name="P9">[b.Deposit]</text:p>
          </table:table-cell>
          <table:table-cell table:style-name="Members.A2" table:number-columns-spanned="2" office:value-type="string">
            <text:p text:style-name="P9">[b.Price]</text:p>
          </table:table-cell>
          <table:covered-table-cell/>
          <table:table-cell table:style-name="Members.A2" office:value-type="string">
            <text:p text:style-name="P9">[b.Currency1]</text:p>
          </table:table-cell>
          <table:table-cell table:style-name="Members.A2" office:value-type="string">
            <text:p text:style-name="P9">[b.Total]</text:p>
          </table:table-cell>
        </table:table-row>
        <table:table-row table:style-name="Members.1">
          <table:table-cell table:style-name="Members.A2" table:number-columns-spanned="11" office:value-type="string">
            <text:p text:style-name="P4">[d.expander;block=tbs: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mbers.1">
          <table:table-cell table:style-name="Members.A2" table:number-columns-spanned="2" office:value-type="string">
            <text:p text:style-name="P5">[onshow.C_TotalDeposit] </text:p>
          </table:table-cell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office:value-type="string">
            <text:p text:style-name="P11">[onshow.M_TotalDep]</text:p>
          </table:table-cell>
          <table:table-cell table:style-name="Members.A2" table:number-columns-spanned="4" office:value-type="string">
            <text:p text:style-name="P5">[onshow.C_SubTotal]</text:p>
          </table:table-cell>
          <table:covered-table-cell/>
          <table:covered-table-cell/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table:number-columns-spanned="2" office:value-type="string">
            <text:p text:style-name="P11">[onshow.M_SubTotal]</text:p>
          </table:table-cell>
          <table:covered-table-cell/>
        </table:table-row>
        <table:table-row table:style-name="Members.1">
          <table:table-cell table:style-name="Members.A2" table:number-columns-spanned="2" office:value-type="string">
            <text:p text:style-name="P5">[onshow.C_CreditUsed]</text:p>
          </table:table-cell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office:value-type="string">
            <text:p text:style-name="P11">[onshow.M_CreditUsed]</text:p>
          </table:table-cell>
          <table:table-cell table:style-name="Members.A2" table:number-columns-spanned="4" office:value-type="string">
            <text:p text:style-name="P5">[onshow.C_GST]</text:p>
          </table:table-cell>
          <table:covered-table-cell/>
          <table:covered-table-cell/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table:number-columns-spanned="2" office:value-type="string">
            <text:p text:style-name="P11">[onshow.M_GST]</text:p>
          </table:table-cell>
          <table:covered-table-cell/>
        </table:table-row>
        <table:table-row table:style-name="Members.1">
          <table:table-cell table:style-name="Members.A2" table:number-columns-spanned="2" office:value-type="string">
            <text:p text:style-name="P5">[onshow.C_Remarks]</text:p>
          </table:table-cell>
          <table:covered-table-cell/>
          <table:table-cell table:style-name="Members.A2" table:number-columns-spanned="2" office:value-type="string">
            <text:p text:style-name="P7">[onshow.M_Remarks]</text:p>
          </table:table-cell>
          <table:covered-table-cell/>
          <table:table-cell table:style-name="Members.A2" table:number-columns-spanned="4" office:value-type="string">
            <text:p text:style-name="P5">[onshow.C_Total]</text:p>
          </table:table-cell>
          <table:covered-table-cell/>
          <table:covered-table-cell/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table:number-columns-spanned="2" office:value-type="string">
            <text:p text:style-name="P11">[onshow.M_Total]</text:p>
          </table:table-cell>
          <table:covered-table-cell/>
        </table:table-row>
        <table:table-row table:style-name="Members.1">
          <table:table-cell table:style-name="Members.A2" table:number-columns-spanned="2" office:value-type="string">
            <text:p text:style-name="P5">[onshow.C_Voucher]</text:p>
          </table:table-cell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office:value-type="string">
            <text:p text:style-name="P11">[onshow.M_Voucher]</text:p>
          </table:table-cell>
          <table:table-cell table:style-name="Members.A2" table:number-columns-spanned="4" office:value-type="string">
            <text:p text:style-name="P5">[onshow.C_TotalToPay]</text:p>
          </table:table-cell>
          <table:covered-table-cell/>
          <table:covered-table-cell/>
          <table:covered-table-cell/>
          <table:table-cell table:style-name="Members.A2" office:value-type="string">
            <text:p text:style-name="P11">[onshow.Currency]</text:p>
          </table:table-cell>
          <table:table-cell table:style-name="Members.A2" table:number-columns-spanned="2" office:value-type="string">
            <text:p text:style-name="P13">[onshow.M_TotalPay]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35cm" fo:margin-bottom="0.64cm" fo:margin-left="0.635cm" fo:margin-right="0.635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andscape" style:page-layout-name="Mpm3"/>
    <style:master-page style:name="Footnote" style:page-layout-name="Mpm2"/>
    <style:master-page style:name="Right_20_Page" style:display-name="Right Page" style:page-layout-name="Mpm4"/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4-10-31T13:04:29.60</dc:date>
    <meta:editing-duration>P1DT14H54M38S</meta:editing-duration>
    <meta:editing-cycles>324</meta:editing-cycles>
    <meta:generator>OpenOffice/4.1.15$Win32 OpenOffice.org_project/4115m2$Build-9813</meta:generator>
    <dc:creator>Angelo Fernandez</dc:creator>
    <meta:document-statistic meta:table-count="3" meta:image-count="0" meta:object-count="0" meta:page-count="1" meta:paragraph-count="62" meta:word-count="81" meta:character-count="1209"/>
  </office:meta>
</office:document-meta>
</file>